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101.18mm"/>
    </style:style>
    <style:style style:name="co4" style:family="table-column">
      <style:table-column-properties fo:break-before="auto" style:column-width="135.45mm"/>
    </style:style>
    <style:style style:name="co5" style:family="table-column">
      <style:table-column-properties fo:break-before="auto" style:column-width="81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6.25mm"/>
    </style:style>
    <style:style style:name="co8" style:family="table-column">
      <style:table-column-properties fo:break-before="auto" style:column-width="69.97mm"/>
    </style:style>
    <style:style style:name="co9" style:family="table-column">
      <style:table-column-properties fo:break-before="auto" style:column-width="99.11mm"/>
    </style:style>
    <style:style style:name="co10" style:family="table-column">
      <style:table-column-properties fo:break-before="auto" style:column-width="71.88mm"/>
    </style:style>
    <style:style style:name="co11" style:family="table-column">
      <style:table-column-properties fo:break-before="auto" style:column-width="71.61mm"/>
    </style:style>
    <style:style style:name="co12" style:family="table-column">
      <style:table-column-properties fo:break-before="auto" style:column-width="41.47mm"/>
    </style:style>
    <style:style style:name="co13" style:family="table-column">
      <style:table-column-properties fo:break-before="auto" style:column-width="39.76mm"/>
    </style:style>
    <style:style style:name="co14" style:family="table-column">
      <style:table-column-properties fo:break-before="auto" style:column-width="6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ro5" style:family="table-row">
      <style:table-row-properties style:row-height="115.04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91.35mm" fo:break-before="auto" style:use-optimal-row-height="true"/>
    </style:style>
    <style:style style:name="ro8" style:family="table-row">
      <style:table-row-properties style:row-height="32.1mm" fo:break-before="auto" style:use-optimal-row-height="true"/>
    </style:style>
    <style:style style:name="ro9" style:family="table-row">
      <style:table-row-properties style:row-height="51.86mm" fo:break-before="auto" style:use-optimal-row-height="true"/>
    </style:style>
    <style:style style:name="ro10" style:family="table-row">
      <style:table-row-properties style:row-height="55.8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style:vertical-align="middle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 style:data-style-name="N0">
      <style:table-cell-properties fo:wrap-option="wrap" style:vertical-align="middle"/>
    </style:style>
    <style:style style:name="ce7" style:family="table-cell" style:parent-style-name="Default" style:data-style-name="N61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mparaiso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1013" table:default-cell-style-name="ce1"/>
        <table:table-column table:style-name="co6" table:number-columns-repeated="5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E-Atal</text:p>
          </table:table-cell>
          <table:table-cell table:style-name="ce3" office:value-type="string" calcext:value-type="string">
            <text:p>Extranet des écoles</text:p>
          </table:table-cell>
          <table:table-cell table:style-name="ce3" office:value-type="string" calcext:value-type="string">
            <text:p>Commentaires</text:p>
          </table:table-cell>
          <table:table-cell table:style-name="ce3" office:value-type="string" calcext:value-type="string">
            <text:p>Solution souhaitée</text:p>
          </table:table-cell>
          <table:table-cell table:style-name="ce9"/>
          <table:table-cell table:style-name="ce3" table:number-columns-repeated="1013"/>
          <table:table-cell table:style-name="ce9" table:number-columns-repeated="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Formulaire de demande</text:p>
          </table:table-cell>
          <table:covered-table-cell table:number-columns-repeated="2"/>
          <table:covered-table-cell table:style-name="Default"/>
          <table:covered-table-cell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E-Travaux / Demande de Travaux</text:p>
          </table:table-cell>
          <table:table-cell table:style-name="Default" office:value-type="string" calcext:value-type="string">
            <text:p>Choix Travail / Demandes</text:p>
          </table:table-cell>
          <table:table-cell table:style-name="Default" table:number-columns-repeated="2"/>
          <table:table-cell table:number-columns-repeated="1019"/>
        </table:table-row>
        <table:table-row table:style-name="ro4">
          <table:table-cell office:value-type="string" calcext:value-type="string">
            <text:p>Qui formule la demande ?</text:p>
          </table:table-cell>
          <table:table-cell office:value-type="string" calcext:value-type="string">
            <text:p>Opérateur / Demandeur</text:p>
          </table:table-cell>
          <table:table-cell office:value-type="string" calcext:value-type="string">
            <text:p>Demandeur</text:p>
            <text:p>Bien que connecté avec un identifiant, Il faut tout de même préciser le type de demandeur parmi la liste 1</text:p>
            <text:p/>
          </table:table-cell>
          <table:table-cell office:value-type="string" calcext:value-type="string">
            <text:p>Sous e-ATAL, comme sous l’extranet des écoles, la liste des demandeurs ou des services est déconnectée de l’annuaire totem.</text:p>
            <text:p>Selon le logiciel utilisé, Frédéric Giraudeau est :</text:p>
            <text:p>soit au service des écoles,</text:p>
            <text:p>soit à la Mission Propreté et Hygiène des Locaux,</text:p>
            <text:p>soit au pole technique de la Direction de l’Ecole et de la Vie Scolaire</text:p>
            <text:p/>
            <text:p>Synchronisation des annuaires entre les applications ?</text:p>
          </table:table-cell>
          <table:table-cell office:value-type="string" calcext:value-type="string">
            <text:p>Si les informations sur le demandeur sont nécessaires,</text:p>
            <text:p>elles pourraient être pré-remplies dans le formulaire</text:p>
            <text:p>en fonction de l’identité de l’utilisateur connecté.</text:p>
            <text:p/>
            <text:p>L’origine de cette information doit être unique,</text:p>
            <text:p>un agent doit être désigné pour mettre à jour la donnée,</text:p>
            <text:p>Selon un processus documenté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Qui doit être informé, contacté, notifié ?</text:p>
          </table:table-cell>
          <table:table-cell office:value-type="string" calcext:value-type="string">
            <text:p>Contact</text:p>
          </table:table-cell>
          <table:table-cell/>
          <table:table-cell office:value-type="string" calcext:value-type="string">
            <text:p>L’extranet des écoles propose une liste de personnes potentiellement concernées.</text:p>
            <text:p>Les informations ne sont pas à jour.</text:p>
          </table:table-cell>
          <table:table-cell table:style-name="ce6" office:value-type="string" calcext:value-type="string">
            <text:p>Un lien pourrait être réalisé entre les contacts (personnes), les patrimoines (lieux) et les types d’intervention.</text:p>
            <text:p/>
            <text:p>Ce lien pourrait se faire selon les trois entrées :</text:p>
            <text:p/>
            <text:p>Pour chacun des contacts, il serait possible d’associer les éléments qu’il est susceptible de suivre (une liste de patrimoine et/ou une liste d’intervention type).</text:p>
            <text:p>(par exemple, la directrice de l’école X serait associée au patrimoine qu’elle occupe pour toutes les interventions de type travaux : elle serait alors notifiée dès qu’une intervention est prévue ou réalisée dans l’établissement.</text:p>
            <text:p>Autre exemple, Daniel Jousselin serait associé à toutes les interventions concernant les chaudières : il serait notifié dès qu’une intervention est demandée/réalisée sur ce type d’équipement)</text:p>
            <text:p/>
            <text:p>Pour chacun des bâtiments, il serait possible d’associer les contacts ou les interventions types.</text:p>
            <text:p>(par exemple, le patrimoine X serait associé aux agents de l’équipe territorial du secteur A, pour toutes les interventions de type travaux : ainsi, dès qu’une intervention est prévue ou réalisée dans cet établissement, ces agents seraient notifiés.)</text:p>
            <text:p/>
            <text:p>Pour chacune des interventions, il serait possible d’associer les contacts ou les bâtiments.</text:p>
            <text:p>(Par exemple, pour une intervention de type alarme intrusion, Olivier Tuillière, Ludovic Beynard et Ludovic Orell doivent systématiquement être notifiés)</text:p>
            <text:p/>
            <text:p>Un outil pour gérer cette liste de lien serait à étudier. (Filtrer les liens, insérer, modifier, supprimer les liens entre les personnes, les lieux et les types d’interventions)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Quand ?</text:p>
          </table:table-cell>
          <table:table-cell table:style-name="ce5"/>
          <table:table-cell table:style-name="ce5" office:value-type="string" calcext:value-type="string">
            <text:p>En plus de la date de début ou de la date de fin, il est possible de renseigner des contraintes (mercredi, vacances scolaires, période, etc)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1020"/>
        </table:table-row>
        <table:table-row table:style-name="ro7">
          <table:table-cell office:value-type="string" calcext:value-type="string">
            <text:p>Où ?</text:p>
          </table:table-cell>
          <table:table-cell office:value-type="string" calcext:value-type="string">
            <text:p>Lieu d’intervention</text:p>
          </table:table-cell>
          <table:table-cell office:value-type="string" calcext:value-type="string">
            <text:p>Lieu des travaux</text:p>
            <text:p>Le choix se fait à deux endroits, et aucun contrôle n’est fait sur l’incohérence entre ces deux choix.</text:p>
          </table:table-cell>
          <table:table-cell office:value-type="string" calcext:value-type="string">
            <text:p>Que ce soit dans e-Atal ou dans l’extranet des écoles,</text:p>
            <text:p>La liste du patrimoine Bâti est différente de la liste saisie sous ATAL</text:p>
            <text:p/>
            <text:p>Synchronisation de la liste de patrimoine entre les applications ?</text:p>
          </table:table-cell>
          <table:table-cell office:value-type="string" calcext:value-type="string">
            <text:p>Les demandes d’interventions peuvent être rattachées à un patrimoine bâti déjà connu.</text:p>
            <text:p>Mais elles peuvent aussi ne pas être rattachées à un lieu codé :</text:p>
            <text:p>par exemple, une demande de prestation sur l’espace public n‘est pas à lier à un code patrimoine bâti.</text:p>
            <text:p>Pour ce type de demande, le formulaire devra inclure l’affichage d’une carte afin que l’utilisateur</text:p>
            <text:p>puisse localiser sa demande si besoin</text:p>
            <text:p/>
            <text:p>Dans les autres cas (si le lieu d’intervention est lié au patrimoine bâti),</text:p>
            <text:p>alors la localisation devra être possible</text:p>
            <text:p>sous la forme d’une liste hiérarchique, avec possibilité de recherche.</text:p>
            <text:p>Le demandeur doit pouvoir choisir un lieu plus ou moins précis.</text:p>
            <text:p>Par exemple, la commande et la fourniture de produit d’entretien doivent pouvoir être associées à un secteur (territoire).</text:p>
            <text:p>Une intervention pour réparer une porte doit pouvoir être associée à un patrimoine précis (sous-décomposition).</text:p>
            <text:p>La possibilité de recherche, ou le filtre, doit permettre de pointer un patrimoine facilement,</text:p>
            <text:p>sans être obligé de parcourir une liste déroulante de plus de 300 éléments.</text:p>
            <text:p/>
            <text:p>Dans le formulaire, un champ libre doit aussi être proposé au demandeur pour</text:p>
            <text:p>qu’il puisse donner plus de précision sur le lieu (Occupant « X » et/ou pièce « Y »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Quel est le type de la demande ?</text:p>
          </table:table-cell>
          <table:table-cell office:value-type="string" calcext:value-type="string">
            <text:p>Il faut :</text:p>
            <text:p>1. préciser la thématique suivi parmi la liste 2</text:p>
            <text:p>2. préciser la thématique Atal parmi la liste 3</text:p>
          </table:table-cell>
          <table:table-cell office:value-type="string" calcext:value-type="string">
            <text:p>Le type de demande est à choisir parmi la liste 4</text:p>
            <text:p>La nature des travaux est à choisir parmi la liste 5</text:p>
          </table:table-cell>
          <table:table-cell office:value-type="string" calcext:value-type="string">
            <text:p>Remarque 1 : Une seule liste pourrait suffire</text:p>
            <text:p>Remarque 2 : La liste 3 provient des natures et sous nature d’activités sous ATAL</text:p>
            <text:p>Actuellement, avec ce logiciel, il n’est pas possible de bien gérer cette liste qui est encombrée d’éléments inutiles qui ne peuvent pas être supprimés (renommés en zzzz) : cela rend le formulaire moins ergonomique</text:p>
          </table:table-cell>
          <table:table-cell table:style-name="ce7" office:value-type="string" calcext:value-type="string">
            <text:p>L’idéal serait d’établir une liste de « mots » (étiquettes), qui pourraient être associés à la demande.</text:p>
            <text:p>La demande pourrait être qualifiées à l’aide d’une ou plusieurs étiquettes.</text:p>
            <text:p/>
            <text:p>Une liste de demande type a déjà fait l’objet d’un travail par Nathalie Mouton (GUP)</text:p>
            <text:p>Un travail de synthèse est à programmer pour fusionner ces différentes listes (2, 3, 4, 5 et celle de Nathalie).</text:p>
            <text:p>Un agent devra être le gestionnaire de cette liste unique.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Quoi ?</text:p>
          </table:table-cell>
          <table:table-cell office:value-type="string" calcext:value-type="string">
            <text:p>Le détail de la demande se fait dans le champ description</text:p>
          </table:table-cell>
          <table:table-cell office:value-type="string" calcext:value-type="string">
            <text:p>Le détail de la demande se fait dans le champ commentaire</text:p>
          </table:table-cell>
          <table:table-cell/>
          <table:table-cell table:style-name="ce6" office:value-type="string" calcext:value-type="string">
            <text:p>Le détail de la demande est différent selon le type de la demande.</text:p>
            <text:p>Par exemple, pour une demande de type « fourniture de produits et consommables »,</text:p>
            <text:p>le formulaire doit permettre la sélection de produits issus d’un catalogue (magasin, stock sous ATAL).</text:p>
            <text:p>(L’interface doit être conçue pour permettre de visualiser une photo de l’article et une photo de l’étiquette du produit)</text:p>
            <text:p>Un magasin par type de demande de fourniture devra être paramétré.</text:p>
            <text:p>Pour une demande de type travaux, le formulaire n’a pas besoin d’être associé à un « magasin ».</text:p>
            <text:p/>
            <text:p>On pourrait donc imaginer que cette partie du formulaire (page 2) serait affichée</text:p>
            <text:p>en fonction des informations remplies précédemment (page 1)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Qui est destinataire ?</text:p>
          </table:table-cell>
          <table:table-cell office:value-type="string" calcext:value-type="string">
            <text:p>Assignée à : MES ou CTM</text:p>
          </table:table-cell>
          <table:table-cell table:number-columns-repeated="2"/>
          <table:table-cell office:value-type="string" calcext:value-type="string">
            <text:p>Le destinataire est lui aussi fonction du type de la demande, et même de l’identité du demandeur.</text:p>
            <text:p/>
            <text:p>Ainsi, si le type de la demande est « Travaux Bâtiments, Fourniture pour travaux Bâtiments ou Prestations Bâtiments (hors propreté) »</text:p>
            <text:p>alors le destinataire est GTPB.</text:p>
            <text:p>Si le type de la demande est « Travaux Propreté, Fourniture pour travaux propreté (produits et consommables) »</text:p>
            <text:p>alors le destinataire est MPHL</text:p>
            <text:p>Si le demandeur appartient à une liste de personnes qui sera spécifiée</text:p>
            <text:p>alors le destinataire est « Direction de l’éducation »</text:p>
            <text:p>Si le demandeur appartient à une autre liste de personne, qui elle aussi sera spécifiée</text:p>
            <text:p>alors, le destinataire est « Direction des sports et affaires maritimes »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mputation Budgétaire</text:p>
          </table:table-cell>
          <table:table-cell table:number-columns-repeated="3"/>
          <table:table-cell office:value-type="string" calcext:value-type="string">
            <text:p>Il est préférable que ce champ, souvent mal renseigné,</text:p>
            <text:p>soit saisi par l’instructeur de la demande et non pas par le demandeur lui-même.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Instruction, Validation de la demande</text:p>
          </table:table-cell>
          <table:covered-table-cell table:number-columns-repeated="4"/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e-Travaux / Demande à Traiter</text:p>
          </table:table-cell>
          <table:table-cell office:value-type="string" calcext:value-type="string">
            <text:p>Choix Travail / Liste des demandes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L’instructeur doit pouvoir modifier la demand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l doit pouvoir la rediriger si celle ci lui a été adressée par erreur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l doit renseigner l’imputation budgétaire</text:p>
          </table:table-cell>
          <table:table-cell table:number-columns-repeated="1019"/>
        </table:table-row>
        <table:table-row table:style-name="ro12">
          <table:table-cell table:number-columns-repeated="4"/>
          <table:table-cell office:value-type="string" calcext:value-type="string">
            <text:p>Si il le souhaite, son nom doit être ajouté à la liste des personnes devant être notifiées</text:p>
            <text:p>en cas de changement de statut de la demande.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Réalisatio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4"/>
          <table:table-cell office:value-type="string" calcext:value-type="string">
            <text:p>L’opérateur, agent qui réalise l’intervention en interne, ou qui suit la prestation extérieure,</text:p>
            <text:p>doit modifier l’état de la demande et/ou les dates (si elles se décalent)</text:p>
            <text:p>de façon à notifier les personnes qui sont en attente d’informations : le demandeur, les contacts, l’instructeur.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Notification, Suivi de la demand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4"/>
          <table:table-cell office:value-type="string" calcext:value-type="string">
            <text:p>A chaque fois que la demande change de statut ou qu’elle est modifiée (date),</text:p>
            <text:p>le demandeur, les contacts, l’instructeur doivent être notifiés.</text:p>
            <text:p>La liste des différents états est donnée : c’est la liste 6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Paramétrage de l’outil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Choix Travail / Adresses</text:p>
          </table:table-cell>
          <table:table-cell office:value-type="string" calcext:value-type="string">
            <text:p>Possibilité de lister les informations sur les personnes.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es Diverse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Liste 1 : type de demandeur</text:p>
          </table:table-cell>
          <table:table-cell office:value-type="string" calcext:value-type="string">
            <text:p>Directeu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reau des travau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cier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f de cuis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gent d’anim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lu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gent de maitri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ssoci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gent de développement et de préven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rvie enf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gent technique Service des écoles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iste 2 : thématique suivi</text:p>
          </table:table-cell>
          <table:table-cell office:value-type="string" calcext:value-type="string">
            <text:p>Demande de Fourni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tits Travau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nsports-Manuten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vaux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te 3 : thématique ATAL</text:p>
          </table:table-cell>
          <table:table-cell office:value-type="string" calcext:value-type="string">
            <text:p>Bâtiments (Ateliers CTM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gasin Géné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c Automobi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c Automobile / Contrôle Technique Obligato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c Automobile / Contrôle Sécurité Obligato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c Automobile / Garage - Accident Non Respons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c Automobile / Garage – Accident Non Respons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c Automobile / Garage – Entretien Norm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c Automobile / Garage – Franchise Assur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c Automobile / Garage – Mauvaise Utilisation – Cas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c Automobile / Gestion du Servi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nsports Manuten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1 Mobiliers urbai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2 Application Produit bitumineu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3 Travaux pour autres servi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4 Travaux pour manifes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5 Travaux sécurité routiere et PM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6 Travaux Neuf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7 Travaux d'entretien et grosses reparations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8 Travaux pour CD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Eclairage Publ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Gestion du servi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Magas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Parc automobi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Réun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Signal TRAVAUX NEU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Signal. horizonta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Signal. jalonn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Signal. manifest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Signal. prestations <text:s/>servi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Signal. Sécurité/Comm/PM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Signal. tempora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Signal. vertica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signalis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Voir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/x Entretien et travaux de voirie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 EP/(ER) Entretien du réseau E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 EP/(FO) Form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 EP/(FT) Feux tricolo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 EP/(GC) Gestion Conformité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 EP/(GP) Gestion du patrimoine de l'Atel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 EP/(GS) Gestion des Sinist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 EP/(LO) Location à un ti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 EP/(MI) Manifestation et Illumin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 EP/(SI) SI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irie EP/(TN) Travaux Neuf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2014Contrôle sécurité obligatoire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2014Contrôle technique obligatoire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2014Garage- Accident non responsable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2014Garage- Accident responsable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2014Garage- Entretien Normal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2014Garage Franchise-Assurance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2014Garage- Mauvaise Utilisation/Casse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2014Gestion du service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z2014Bâtiments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z2014Carburant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z2014Magasin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z2014Parc automobile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z2014Petits Travaux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z2014Signalisation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z2014Transport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zzz2014Voiri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te 4 : type demande</text:p>
          </table:table-cell>
          <table:table-cell office:value-type="string" calcext:value-type="string">
            <text:p>Travau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urnitu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ê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treti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formatiqu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ception initiale</text:p>
          </table:table-cell>
          <table:table-cell office:value-type="string" calcext:value-type="string">
            <text:p>Réexpedtion probable</text:p>
          </table:table-cell>
          <table:table-cell office:value-type="string" calcext:value-type="string">
            <text:p>Création automatique de l’intervention sous Atal avec ligne budgetair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° Batiment, N°Local</text:p>
          </table:table-cell>
          <table:table-cell office:value-type="string" calcext:value-type="string">
            <text:p>Ligne budgetaire</text:p>
          </table:table-cell>
        </table:table-row>
        <table:table-row table:style-name="ro1">
          <table:table-cell office:value-type="string" calcext:value-type="string">
            <text:p>Liste 5 : nature de travaux</text:p>
          </table:table-cell>
          <table:table-cell office:value-type="string" calcext:value-type="string">
            <text:p>Aménagements Extérieurs</text:p>
          </table:table-cell>
          <table:table-cell office:value-type="string" calcext:value-type="string">
            <text:p>Contrôles hebdomadaires des jeux de cour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Sports, jeux et patrimoine</text:p>
          </table:table-cell>
          <table:table-cell/>
          <table:table-cell office:value-type="string" calcext:value-type="string">
            <text:p>proposition de ligne budgetaire à valider par l’opérat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vers (à préciser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tallation d’un nouveau jeu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Sports, jeux et patrimoi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e de mobilier extérieur (banc, table, etc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Sports, jeux et patrimoine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Réalisation de tracés de jeux (peinture)</text:p>
          </table:table-cell>
          <table:table-cell office:value-type="string" calcext:value-type="string">
            <text:p>MaintenanceTerritorialeGuichetUnique</text:p>
          </table:table-cell>
          <table:table-cell table:style-name="ce8" office:value-type="string" calcext:value-type="string">
            <text:p>Equipes teritoriales, Service Ecoles (concierge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de mobilier (Banc, Table, Poubelle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Sports, jeux et patrimoi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d’un Jeu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Sports, jeux et patrimo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sainissement</text:p>
          </table:table-cell>
          <table:table-cell office:value-type="string" calcext:value-type="string">
            <text:p>Dégorgement réseau Eaux Pluviales (EP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s territoriales GTPB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égorgement réseau Tout à l’égout (EU/EV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s territoriales GTPB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vaux Diver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s territoriales GTPB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dange Bac à graisses restaurant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ntreprise priv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verture Zinguerie</text:p>
          </table:table-cell>
          <table:table-cell office:value-type="string" calcext:value-type="string">
            <text:p>Divers (à préciser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ttoyage de gouttières ou chenaux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s territoriales GTPB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de descente Eaux Pluviale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s territoriales GTPB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fuite en toiture terrass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s territoriales GTPB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fuite en toiture tuiles ou ardoise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s territoriales GTPB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fuite sur toiture en bac acier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s territoriales GTPB ou entrepri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ectricité-Alarme-Réseau Informatique</text:p>
          </table:table-cell>
          <table:table-cell office:value-type="string" calcext:value-type="string">
            <text:p>Cablage réseau informatiqu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DSI Atelier Electricité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épannage alarme incendi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ment et sécurité (GTPB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épannage alarme intrusion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ment et sécurité (GTPB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épannage électrique suite à disjonction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letier Electricité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épannage sur éclairage de secour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letier Electricité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épannage téléphon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Télephonie (DSI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vers (à préciser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dification de l’installation électriqu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telier Elec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e de prises électriques supplémentaire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telier Elec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èglage de l’horloge sonneri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letier Electricité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placement de matériel cassé (inter, prise, ..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s territoriales GTPB ou atelier Electricité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placement de sources lumineuse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s territoriales GTPB ou atelier Electricit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paces Verts</text:p>
          </table:table-cell>
          <table:table-cell office:value-type="string" calcext:value-type="string">
            <text:p>Désherbage de la cour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Service Espaces Verts (à confirmer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Élagage ou taille des arbre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Service Nature et Paysa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retien des Espaces Vert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Service Espaces Ver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lantations Diverses (Fleurs, Haie, Arbre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Service Espaces Ver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nte de la Pelous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Service Espaces Ver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vaux Divers (à Préciser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çonnerie Carrelage</text:p>
          </table:table-cell>
          <table:table-cell office:value-type="string" calcext:value-type="string">
            <text:p>Percement Mur ou Plancher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açonnerie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e de Faience Mural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açonn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fection de sol en carrelag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açonn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de parties béton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açonn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d’enduit sur mur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açonn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entourage d’arbr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açonnerie, Espace Ver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vaux Divers (à Préciser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uiseries Extérieures</text:p>
          </table:table-cell>
          <table:table-cell office:value-type="string" calcext:value-type="string">
            <text:p>Divers (à préciser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e de crochets ou butée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enuiserie, Atelier Serru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e de ferme-porte à blocag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enuiserie, Atelier Serru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glage de ferme-port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enuiserie, Atelier Serru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glage de portes ou fenêtres bois, PVC ou Alu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enuiserie, Atelier Serru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de volets roulant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enuiserie, Atelier Serrurerie, Entrepri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uiseries intérieurs Plafonds Cloisons</text:p>
          </table:table-cell>
          <table:table-cell office:value-type="string" calcext:value-type="string">
            <text:p>Découpe de bois (dimensions à préciser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enuis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e menuiserie intérieur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enuis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alisation de rangements ou aménagements spéciaux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enuiserie, Atelier Serru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alisation et pose d’étagère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enuis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placement de menuiseries extérieure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enuiserie, Atelier Serru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placement de plinthes boi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enuis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porte boi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enuis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vaux Divers (à Préciser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Menuise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toyage Mobilier Entretien</text:p>
          </table:table-cell>
          <table:table-cell office:value-type="string" calcext:value-type="string">
            <text:p>Enlèvement de matériel ou de déchet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PU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lèvement de tag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PU ou entreprise privé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urniture de mobilier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Service Ecole, ou Equipe territoriale ou Atelier Menuis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rvention équipe mobil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PPH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ttoyage de la cour ou des abord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PU 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inture Sol Vitrerie</text:p>
          </table:table-cell>
          <table:table-cell office:value-type="string" calcext:value-type="string">
            <text:p>Divers (à préciser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Peinture – Vit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urniture de matériaux pour réfection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telier Peinture – Vit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e d’un film opaque sur vitrage intérieur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telier Peinture – Vitrerie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fection de la peinture (local à préciser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Concierge, Equipe territoriale, Atelier Peinture – Vitrerie,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placement revêtement de sol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telier Peinture – Vitrerie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placement vitre cassée sur fenêtr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telier Peinture – Vitrerie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placement vitre cassée sur port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telier Peinture – Vitrerie ou entrepri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omberie Chauffage</text:p>
          </table:table-cell>
          <table:table-cell office:value-type="string" calcext:value-type="string">
            <text:p>Débouchage cuvette WC ou urinoir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Plomberie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épannage chauffag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Celleule Energie (GTPB) Atelier chauffa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épannage Chauffe eau (gaz ou électrique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Celleule Energie (GTPB) Atelier chauffage ou plomb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tallation d’un point d’eau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telier Plomberie ou entrepr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placement appareils sanitaire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Atelier Plomb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placement de joint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Plomb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placement de robinet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Plomb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placement de siphon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Plomb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fuite sur appareil sanitaire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Plomb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vaux Divers (à Préciser)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Atelier Plombe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t de Matériel-Stores-Divers</text:p>
          </table:table-cell>
          <table:table-cell office:value-type="string" calcext:value-type="string">
            <text:p>Dépannage de machine</text:p>
          </table:table-cell>
          <table:table-cell office:value-type="string" calcext:value-type="string">
            <text:p>Service des Eco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vers (à préciser)</text:p>
          </table:table-cell>
          <table:table-cell office:value-type="string" calcext:value-type="string">
            <text:p>Service des Eco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se de rideaux ou stores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Equipe territoriale, Concierges, Atelier Petits-Travau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ésence indésirables d’animaux</text:p>
          </table:table-cell>
          <table:table-cell office:value-type="string" calcext:value-type="string">
            <text:p>MaintenanceTerritorialeGuichetUnique</text:p>
          </table:table-cell>
          <table:table-cell office:value-type="string" calcext:value-type="string">
            <text:p>SPH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êt de Machine</text:p>
          </table:table-cell>
          <table:table-cell office:value-type="string" calcext:value-type="string">
            <text:p>Service des Eco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êt de Matériel</text:p>
          </table:table-cell>
          <table:table-cell office:value-type="string" calcext:value-type="string">
            <text:p>Service des Ecol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rurerie-Clotures</text:p>
          </table:table-cell>
          <table:table-cell office:value-type="string" calcext:value-type="string">
            <text:p>Réparation ou remplacement panneau de cloture</text:p>
          </table:table-cell>
          <table:table-cell office:value-type="string" calcext:value-type="string">
            <text:p>MaintenanceTerritorialeGuichetUnique</text:p>
          </table:table-cell>
          <table:table-cell table:style-name="ce16" office:value-type="string" calcext:value-type="string">
            <text:p>Equipe territoriale, Atelier Serru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vers (à préciser)</text:p>
          </table:table-cell>
          <table:table-cell office:value-type="string" calcext:value-type="string">
            <text:p>MaintenanceTerritorialeGuichetUnique</text:p>
          </table:table-cell>
          <table:table-cell table:style-name="ce16" office:value-type="string" calcext:value-type="string">
            <text:p>Equipe territoriale, Atelier Serru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verture de porte</text:p>
          </table:table-cell>
          <table:table-cell office:value-type="string" calcext:value-type="string">
            <text:p>MaintenanceTerritorialeGuichetUnique</text:p>
          </table:table-cell>
          <table:table-cell table:style-name="ce16" office:value-type="string" calcext:value-type="string">
            <text:p>Equipe territoriale, Atelier Serru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alisation double de clé</text:p>
          </table:table-cell>
          <table:table-cell office:value-type="string" calcext:value-type="string">
            <text:p>MaintenanceTerritorialeGuichetUnique</text:p>
          </table:table-cell>
          <table:table-cell table:style-name="ce16" office:value-type="string" calcext:value-type="string">
            <text:p>Equipe territoriale, Atelier Serru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alisation garde-corps ou main-courante</text:p>
          </table:table-cell>
          <table:table-cell office:value-type="string" calcext:value-type="string">
            <text:p>MaintenanceTerritorialeGuichetUnique</text:p>
          </table:table-cell>
          <table:table-cell table:style-name="ce16" office:value-type="string" calcext:value-type="string">
            <text:p>Equipe territoriale, Atelier Serru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mplacement serrure porte extérieure</text:p>
          </table:table-cell>
          <table:table-cell office:value-type="string" calcext:value-type="string">
            <text:p>MaintenanceTerritorialeGuichetUnique</text:p>
          </table:table-cell>
          <table:table-cell table:style-name="ce16" office:value-type="string" calcext:value-type="string">
            <text:p>Equipe territoriale, Atelier Serru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ou réglage portail</text:p>
          </table:table-cell>
          <table:table-cell office:value-type="string" calcext:value-type="string">
            <text:p>MaintenanceTerritorialeGuichetUnique</text:p>
          </table:table-cell>
          <table:table-cell table:style-name="ce16" office:value-type="string" calcext:value-type="string">
            <text:p>Equipe territoriale, Atelier Serrurer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éparation porte alu ou pvc</text:p>
          </table:table-cell>
          <table:table-cell office:value-type="string" calcext:value-type="string">
            <text:p>MaintenanceTerritorialeGuichetUnique</text:p>
          </table:table-cell>
          <table:table-cell table:style-name="ce16" office:value-type="string" calcext:value-type="string">
            <text:p>Equipe territoriale, Atelier Serrurerie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iste 6 : Etat de la demande</text:p>
          </table:table-cell>
          <table:table-cell office:value-type="string" calcext:value-type="string">
            <text:p>En cours de sais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 atten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 cours exam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fusé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epté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 cours de réalis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rminée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iste 7 : Liste des destinataires pour validation</text:p>
          </table:table-cell>
          <table:table-cell table:number-columns-repeated="6"/>
        </table:table-row>
      </table:table>
      <table:table table:name="tuleap" table:style-name="ta1"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row table:style-name="ro13">
          <table:table-cell office:value-type="string" calcext:value-type="string">
            <text:p>Developer</text:p>
          </table:table-cell>
          <table:table-cell office:value-type="string" calcext:value-type="string">
            <text:p>Stand-up meeting</text:p>
          </table:table-cell>
          <table:table-cell office:value-type="string" calcext:value-type="string">
            <text:p>update remaining effort</text:p>
          </table:table-cell>
          <table:table-cell/>
          <table:table-cell table:style-name="ce8" office:value-type="string" calcext:value-type="string">
            <text:p>développeur</text:p>
          </table:table-cell>
          <table:table-cell table:style-name="ce8" office:value-type="string" calcext:value-type="string">
            <text:p>Rencontre stand-up</text:p>
          </table:table-cell>
        </table:table-row>
        <table:table-row table:style-name="ro1">
          <table:table-cell/>
          <table:table-cell office:value-type="string" calcext:value-type="string">
            <text:p>pull latest commits</text:p>
          </table:table-cell>
          <table:table-cell office:value-type="string" calcext:value-type="string">
            <text:p>from git repositories on tuleap</text:p>
          </table:table-cell>
          <table:table-cell table:number-columns-repeated="2"/>
          <table:table-cell table:style-name="ce8" office:value-type="string" calcext:value-type="string">
            <text:p>Tirer les derniers engagements</text:p>
          </table:table-cell>
        </table:table-row>
        <table:table-row table:style-name="ro1">
          <table:table-cell/>
          <table:table-cell office:value-type="string" calcext:value-type="string">
            <text:p>push changes for review</text:p>
          </table:table-cell>
          <table:table-cell office:value-type="string" calcext:value-type="string">
            <text:p>git commit : bug « #123 » with links to commits aud issues</text:p>
          </table:table-cell>
          <table:table-cell table:number-columns-repeated="2"/>
          <table:table-cell office:value-type="string" calcext:value-type="string">
            <text:p>Modifier les modifications pour examen</text:p>
          </table:table-cell>
        </table:table-row>
        <table:table-row table:style-name="ro1">
          <table:table-cell/>
          <table:table-cell office:value-type="string" calcext:value-type="string">
            <text:p>ask for code review</text:p>
          </table:table-cell>
          <table:table-cell office:value-type="string" calcext:value-type="string">
            <text:p>from git on tuleap</text:p>
          </table:table-cell>
          <table:table-cell table:number-columns-repeated="2"/>
          <table:table-cell table:style-name="ce8" office:value-type="string" calcext:value-type="string">
            <text:p>Demander un examen du code</text:p>
          </table:table-cell>
        </table:table-row>
        <table:table-row table:style-name="ro1">
          <table:table-cell/>
          <table:table-cell office:value-type="string" calcext:value-type="string">
            <text:p>get CI feedback</text:p>
          </table:table-cell>
          <table:table-cell office:value-type="string" calcext:value-type="string">
            <text:p>only review what jenkins blessed</text:p>
          </table:table-cell>
          <table:table-cell table:number-columns-repeated="2"/>
          <table:table-cell table:style-name="ce8" office:value-type="string" calcext:value-type="string">
            <text:p>Obtenir des commentaires sur CI</text:p>
          </table:table-cell>
        </table:table-row>
        <table:table-row table:style-name="ro1">
          <table:table-cell/>
          <table:table-cell office:value-type="string" calcext:value-type="string">
            <text:p>change story status</text:p>
          </table:table-cell>
          <table:table-cell office:value-type="string" calcext:value-type="string">
            <text:p>from cardwall</text:p>
          </table:table-cell>
          <table:table-cell table:number-columns-repeated="2"/>
          <table:table-cell office:value-type="string" calcext:value-type="string">
            <text:p>Changer l'état de l'histoir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ct owner</text:p>
          </table:table-cell>
          <table:table-cell office:value-type="string" calcext:value-type="string">
            <text:p>collect and prioitize ideas</text:p>
          </table:table-cell>
          <table:table-cell table:number-columns-repeated="2"/>
          <table:table-cell office:value-type="string" calcext:value-type="string">
            <text:p>propriétaire du produ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uss and estim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 a wiki p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are the latest vers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v ops</text:p>
          </table:table-cell>
          <table:table-cell office:value-type="string" calcext:value-type="string">
            <text:p>create a new kanban</text:p>
          </table:table-cell>
          <table:table-cell table:number-columns-repeated="2"/>
          <table:table-cell office:value-type="string" calcext:value-type="string">
            <text:p>developpement et exploit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new git reposito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nage permiss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force noting related issu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omatically launch CI job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ck CI stat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 code review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 issue statu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ject manager</text:p>
          </table:table-cell>
          <table:table-cell office:value-type="string" calcext:value-type="string">
            <text:p>set up a new project</text:p>
          </table:table-cell>
          <table:table-cell table:number-columns-repeated="2"/>
          <table:table-cell table:style-name="ce8" office:value-type="string" calcext:value-type="string">
            <text:p>chef de pro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ose tools for the te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rally manage permiss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 new fields in track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 a document workflow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discover</text:p>
          </table:table-cell>
          <table:table-cell table:number-columns-repeated="2"/>
          <table:table-cell table:style-name="ce8" office:value-type="string" calcext:value-type="string">
            <text:p>cli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lo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d the user gu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bmit an iss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oubleshoo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ll the pat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se the issu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3mm" fo:margin-bottom="13mm" fo:margin-left="10mm" fo:margin-right="10mm" style:shadow="none" loext:scale-to-X="1" loext:scale-to-Y="2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/00/0000</text:date>, <text:time style:data-style-name="N2" text:time-value="09:23:23.390171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6:07:15.852642347</meta:creation-date>
    <dc:date>2017-11-21T12:43:57.569490270</dc:date>
    <meta:editing-duration>PT18H38M6S</meta:editing-duration>
    <meta:editing-cycles>16</meta:editing-cycles>
    <meta:generator>LibreOffice/5.4.1.2$Linux_X86_64 LibreOffice_project/40m0$Build-2</meta:generator>
    <meta:document-statistic meta:table-count="3" meta:cell-count="495" meta:object-count="0"/>
  </office:meta>
</office:document-meta>
</file>